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05pt"/>
    </style:style>
    <style:style style:name="co3" style:family="table-column">
      <style:table-column-properties fo:break-before="auto" style:column-width="119.99pt"/>
    </style:style>
    <style:style style:name="co4" style:family="table-column">
      <style:table-column-properties fo:break-before="auto" style:column-width="117.69pt"/>
    </style:style>
    <style:style style:name="co5" style:family="table-column">
      <style:table-column-properties fo:break-before="auto" style:column-width="123.9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102.19pt"/>
    </style:style>
    <style:style style:name="ro1" style:family="table-row">
      <style:table-row-properties style:row-height="35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8.26pt" svg:x="19.5pt" svg:y="297.27pt">
            <loext:p draw:notify-on-update-of-ranges="Sheet1.A2:Sheet1.A15 Sheet1.B2:Sheet1.B15 Sheet1.C2:Sheet1.C15 Sheet1.C2:Sheet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06.35pt" svg:y="303.11pt">
            <loext:p draw:notify-on-update-of-ranges="Sheet1.G1:Sheet1.G16 Sheet1.H1:Sheet1.H16 Sheet1.I2:Sheet1.I16 Sheet1.I2:Sheet1.I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25.8pt" svg:height="255.09pt" svg:x="1080.51pt" svg:y="318.95pt">
            <loext:p draw:notify-on-update-of-ranges="Sheet1.M1:Sheet1.M21 Sheet1.N22:Sheet1.N22 Sheet1.N1:Sheet1.N21 Sheet1.O2:Sheet1.O21 Sheet1.O2:Sheet1.O21 Sheet1.Q2:Sheet1.Q21 Sheet1.R22:Sheet1.R22 Sheet1.R2:Sheet1.R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640.78pt" svg:y="335.96pt">
            <loext:p draw:notify-on-update-of-ranges="Sheet1.U1:Sheet1.U21 Sheet1.V22:Sheet1.V22 Sheet1.V1:Sheet1.V21 Sheet1.W2:Sheet1.W21 Sheet1.W2:Sheet1.W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4" table:default-cell-style-name="ce1"/>
        <table:table-column table:style-name="co5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r. of rules</text:p>
          </table:table-cell>
          <table:table-cell office:value-type="string" calcext:value-type="string">
            <text:p>Average latency (s)</text:p>
          </table:table-cell>
          <table:table-cell office:value-type="string" calcext:value-type="string">
            <text:p>Standard deviation (s)</text:p>
          </table:table-cell>
          <table:table-cell table:number-columns-repeated="3"/>
          <table:table-cell office:value-type="string" calcext:value-type="string">
            <text:p>Nr. of rules</text:p>
          </table:table-cell>
          <table:table-cell office:value-type="string" calcext:value-type="string">
            <text:p>Average latency (s)</text:p>
          </table:table-cell>
          <table:table-cell office:value-type="string" calcext:value-type="string">
            <text:p>Standard deviation (s)</text:p>
          </table:table-cell>
          <table:table-cell table:number-columns-repeated="3"/>
          <table:table-cell office:value-type="string" calcext:value-type="string">
            <text:p>Nr. of rules</text:p>
          </table:table-cell>
          <table:table-cell table:style-name="ce1" office:value-type="string" calcext:value-type="string">
            <text:p>Average latency (s)</text:p>
          </table:table-cell>
          <table:table-cell table:style-name="ce1" office:value-type="string" calcext:value-type="string">
            <text:p>Standard deviation (s)</text:p>
          </table:table-cell>
          <table:table-cell/>
          <table:table-cell office:value-type="string" calcext:value-type="string">
            <text:p>Nr. of rules</text:p>
          </table:table-cell>
          <table:table-cell table:style-name="ce1" office:value-type="string" calcext:value-type="string">
            <text:p>Average latency (s)</text:p>
          </table:table-cell>
          <table:table-cell table:style-name="ce1" office:value-type="string" calcext:value-type="string">
            <text:p>Standard deviation (s)</text:p>
          </table:table-cell>
          <table:table-cell/>
          <table:table-cell office:value-type="string" calcext:value-type="string">
            <text:p>Nr. of rules</text:p>
          </table:table-cell>
          <table:table-cell office:value-type="string" calcext:value-type="string">
            <text:p>Average latency (s)</text:p>
          </table:table-cell>
          <table:table-cell office:value-type="string" calcext:value-type="string">
            <text:p>Standard deviation (s)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243965148925781" calcext:value-type="float">
            <text:p>0.024396514892578</text:p>
          </table:table-cell>
          <table:table-cell office:value-type="float" office:value="0.000176383225003" calcext:value-type="float">
            <text:p>0.000176383225003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0.0236558675765991" calcext:value-type="float">
            <text:p>0.023655867576599</text:p>
          </table:table-cell>
          <table:table-cell office:value-type="float" office:value="0.00621621039039" calcext:value-type="float">
            <text:p>0.0062162103903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0.0000010324" calcext:value-type="float">
            <text:p>1.03E-06</text:p>
          </table:table-cell>
          <table:table-cell office:value-type="float" office:value="0.00000409205127533857" calcext:value-type="float">
            <text:p>4.09E-0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000001474" calcext:value-type="float">
            <text:p>1.47E-07</text:p>
          </table:table-cell>
          <table:table-cell office:value-type="float" office:value="0.00000028381779366347" calcext:value-type="float">
            <text:p>2.84E-0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086373976" calcext:value-type="float">
            <text:p>0.0086373976</text:p>
          </table:table-cell>
          <table:table-cell office:value-type="float" office:value="0.00866669940088819" calcext:value-type="float">
            <text:p>0.008666699400888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0275057554244995" calcext:value-type="float">
            <text:p>0.0275057554245</text:p>
          </table:table-cell>
          <table:table-cell office:value-type="float" office:value="0.000360645237106" calcext:value-type="float">
            <text:p>0.000360645237106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0.023576807975769" calcext:value-type="float">
            <text:p>0.023576807975769</text:p>
          </table:table-cell>
          <table:table-cell office:value-type="float" office:value="0.00398769331942" calcext:value-type="float">
            <text:p>0.00398769331942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0.00000139125" calcext:value-type="float">
            <text:p>1.39E-06</text:p>
          </table:table-cell>
          <table:table-cell office:value-type="float" office:value="0.00000533818608588161" calcext:value-type="float">
            <text:p>5.34E-06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0.00000012575" calcext:value-type="float">
            <text:p>1.26E-07</text:p>
          </table:table-cell>
          <table:table-cell office:value-type="float" office:value="0.000000287502152165858" calcext:value-type="float">
            <text:p>2.88E-0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0.00921997775" calcext:value-type="float">
            <text:p>0.00921997775</text:p>
          </table:table-cell>
          <table:table-cell office:value-type="float" office:value="0.00924292431096783" calcext:value-type="float">
            <text:p>0.009242924310968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office:value-type="float" office:value="0.0318499803543091" calcext:value-type="float">
            <text:p>0.031849980354309</text:p>
          </table:table-cell>
          <table:table-cell office:value-type="float" office:value="0.00411445501385" calcext:value-type="float">
            <text:p>0.00411445501385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0.0209098815917969" calcext:value-type="float">
            <text:p>0.020909881591797</text:p>
          </table:table-cell>
          <table:table-cell office:value-type="float" office:value="0.000101047081874" calcext:value-type="float">
            <text:p>0.000101047081874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office:value-type="float" office:value="0.0000005232" calcext:value-type="float">
            <text:p>5.23E-07</text:p>
          </table:table-cell>
          <table:table-cell office:value-type="float" office:value="0.0000014859400930051" calcext:value-type="float">
            <text:p>1.49E-06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0.00000014655" calcext:value-type="float">
            <text:p>1.47E-07</text:p>
          </table:table-cell>
          <table:table-cell office:value-type="float" office:value="0.000000328271758608626" calcext:value-type="float">
            <text:p>3.28E-0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0.0098809483" calcext:value-type="float">
            <text:p>0.0098809483</text:p>
          </table:table-cell>
          <table:table-cell office:value-type="float" office:value="0.0098930934433329" calcext:value-type="float">
            <text:p>0.009893093443333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0367434024810791" calcext:value-type="float">
            <text:p>0.036743402481079</text:p>
          </table:table-cell>
          <table:table-cell office:value-type="float" office:value="0.00552544440855" calcext:value-type="float">
            <text:p>0.00552544440855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  <table:table-cell office:value-type="float" office:value="0.0231496095657349" calcext:value-type="float">
            <text:p>0.023149609565735</text:p>
          </table:table-cell>
          <table:table-cell office:value-type="float" office:value="0.00350022522592" calcext:value-type="float">
            <text:p>0.00350022522592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  <table:table-cell office:value-type="float" office:value="0.00000042335" calcext:value-type="float">
            <text:p>4.23E-07</text:p>
          </table:table-cell>
          <table:table-cell office:value-type="float" office:value="0.00000120641113535146" calcext:value-type="float">
            <text:p>1.21E-06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0.00000013065" calcext:value-type="float">
            <text:p>1.31E-07</text:p>
          </table:table-cell>
          <table:table-cell office:value-type="float" office:value="0.000000286867787491032" calcext:value-type="float">
            <text:p>2.87E-0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0.01045036955" calcext:value-type="float">
            <text:p>0.01045036955</text:p>
          </table:table-cell>
          <table:table-cell office:value-type="float" office:value="0.0104619354744576" calcext:value-type="float">
            <text:p>0.010461935474458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0.0359206914901733" calcext:value-type="float">
            <text:p>0.035920691490173</text:p>
          </table:table-cell>
          <table:table-cell office:value-type="float" office:value="0.00434951370798" calcext:value-type="float">
            <text:p>0.00434951370798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 office:value-type="float" office:value="0.0274449586868286" calcext:value-type="float">
            <text:p>0.027444958686829</text:p>
          </table:table-cell>
          <table:table-cell office:value-type="float" office:value="0.00907209000053" calcext:value-type="float">
            <text:p>0.00907209000053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 office:value-type="float" office:value="0.00000037505" calcext:value-type="float">
            <text:p>3.75E-07</text:p>
          </table:table-cell>
          <table:table-cell office:value-type="float" office:value="0.00000083388425305914" calcext:value-type="float">
            <text:p>8.34E-0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000000171" calcext:value-type="float">
            <text:p>1.71E-07</text:p>
          </table:table-cell>
          <table:table-cell office:value-type="float" office:value="0.000000345582841009214" calcext:value-type="float">
            <text:p>3.46E-0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0.0115077512" calcext:value-type="float">
            <text:p>0.0115077512</text:p>
          </table:table-cell>
          <table:table-cell office:value-type="float" office:value="0.011575232745899" calcext:value-type="float">
            <text:p>0.011575232745899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0399185180664063" calcext:value-type="float">
            <text:p>0.039918518066406</text:p>
          </table:table-cell>
          <table:table-cell office:value-type="float" office:value="0.00413522862115" calcext:value-type="float">
            <text:p>0.00413522862115</text:p>
          </table:table-cell>
          <table:table-cell table:number-columns-repeated="3"/>
          <table:table-cell office:value-type="float" office:value="600000" calcext:value-type="float">
            <text:p>600000</text:p>
          </table:table-cell>
          <table:table-cell office:value-type="float" office:value="0.0235827445983887" calcext:value-type="float">
            <text:p>0.023582744598389</text:p>
          </table:table-cell>
          <table:table-cell office:value-type="float" office:value="0.0038321574527" calcext:value-type="float">
            <text:p>0.0038321574527</text:p>
          </table:table-cell>
          <table:table-cell table:number-columns-repeated="3"/>
          <table:table-cell office:value-type="float" office:value="600000" calcext:value-type="float">
            <text:p>600000</text:p>
          </table:table-cell>
          <table:table-cell office:value-type="float" office:value="0.00000069385" calcext:value-type="float">
            <text:p>6.94E-07</text:p>
          </table:table-cell>
          <table:table-cell office:value-type="float" office:value="0.00000247517648411179" calcext:value-type="float">
            <text:p>2.48E-06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0.00000019" calcext:value-type="float">
            <text:p>1.90E-07</text:p>
          </table:table-cell>
          <table:table-cell office:value-type="float" office:value="0.000000429421005541182" calcext:value-type="float">
            <text:p>4.29E-07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0.0121974525" calcext:value-type="float">
            <text:p>0.0121974525</text:p>
          </table:table-cell>
          <table:table-cell office:value-type="float" office:value="0.0122374640261682" calcext:value-type="float">
            <text:p>0.012237464026168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office:value-type="float" office:value="0.0390812397003174" calcext:value-type="float">
            <text:p>0.039081239700317</text:p>
          </table:table-cell>
          <table:table-cell office:value-type="float" office:value="0.00115535611593" calcext:value-type="float">
            <text:p>0.00115535611593</text:p>
          </table:table-cell>
          <table:table-cell table:number-columns-repeated="3"/>
          <table:table-cell office:value-type="float" office:value="700000" calcext:value-type="float">
            <text:p>700000</text:p>
          </table:table-cell>
          <table:table-cell office:value-type="float" office:value="0.0227171421051025" calcext:value-type="float">
            <text:p>0.022717142105103</text:p>
          </table:table-cell>
          <table:table-cell office:value-type="float" office:value="0.00401341907475" calcext:value-type="float">
            <text:p>0.00401341907475</text:p>
          </table:table-cell>
          <table:table-cell table:number-columns-repeated="3"/>
          <table:table-cell office:value-type="float" office:value="700000" calcext:value-type="float">
            <text:p>700000</text:p>
          </table:table-cell>
          <table:table-cell office:value-type="float" office:value="0.0000002265" calcext:value-type="float">
            <text:p>2.27E-07</text:p>
          </table:table-cell>
          <table:table-cell office:value-type="float" office:value="0.000000614325361677345" calcext:value-type="float">
            <text:p>6.14E-07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0.00000076805" calcext:value-type="float">
            <text:p>7.68E-07</text:p>
          </table:table-cell>
          <table:table-cell office:value-type="float" office:value="0.00000272582513149688" calcext:value-type="float">
            <text:p>2.73E-06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0.0152749699" calcext:value-type="float">
            <text:p>0.0152749699</text:p>
          </table:table-cell>
          <table:table-cell office:value-type="float" office:value="0.0153818477485333" calcext:value-type="float">
            <text:p>0.015381847748533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0447881698608399" calcext:value-type="float">
            <text:p>0.04478816986084</text:p>
          </table:table-cell>
          <table:table-cell office:value-type="float" office:value="0.00606349939675" calcext:value-type="float">
            <text:p>0.00606349939675</text:p>
          </table:table-cell>
          <table:table-cell table:number-columns-repeated="3"/>
          <table:table-cell office:value-type="float" office:value="800000" calcext:value-type="float">
            <text:p>800000</text:p>
          </table:table-cell>
          <table:table-cell office:value-type="float" office:value="0.0220261335372925" calcext:value-type="float">
            <text:p>0.022026133537293</text:p>
          </table:table-cell>
          <table:table-cell office:value-type="float" office:value="0.00266635911425" calcext:value-type="float">
            <text:p>0.00266635911425</text:p>
          </table:table-cell>
          <table:table-cell table:number-columns-repeated="3"/>
          <table:table-cell office:value-type="float" office:value="800000" calcext:value-type="float">
            <text:p>800000</text:p>
          </table:table-cell>
          <table:table-cell office:value-type="float" office:value="0.0000001491" calcext:value-type="float">
            <text:p>1.49E-07</text:p>
          </table:table-cell>
          <table:table-cell office:value-type="float" office:value="0.000000402585879037007" calcext:value-type="float">
            <text:p>4.03E-07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0.0000006508" calcext:value-type="float">
            <text:p>6.51E-07</text:p>
          </table:table-cell>
          <table:table-cell office:value-type="float" office:value="0.00000204620848400157" calcext:value-type="float">
            <text:p>2.05E-06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0.01347908035" calcext:value-type="float">
            <text:p>0.01347908035</text:p>
          </table:table-cell>
          <table:table-cell office:value-type="float" office:value="0.0135111716902136" calcext:value-type="float">
            <text:p>0.013511171690214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office:value-type="float" office:value="0.052124285697937" calcext:value-type="float">
            <text:p>0.052124285697937</text:p>
          </table:table-cell>
          <table:table-cell office:value-type="float" office:value="0.00955450953193" calcext:value-type="float">
            <text:p>0.00955450953193</text:p>
          </table:table-cell>
          <table:table-cell table:number-columns-repeated="3"/>
          <table:table-cell office:value-type="float" office:value="900000" calcext:value-type="float">
            <text:p>900000</text:p>
          </table:table-cell>
          <table:table-cell office:value-type="float" office:value="0.0210163354873657" calcext:value-type="float">
            <text:p>0.021016335487366</text:p>
          </table:table-cell>
          <table:table-cell office:value-type="float" office:value="0.000311597129228" calcext:value-type="float">
            <text:p>0.000311597129228</text:p>
          </table:table-cell>
          <table:table-cell table:number-columns-repeated="3"/>
          <table:table-cell office:value-type="float" office:value="900000" calcext:value-type="float">
            <text:p>900000</text:p>
          </table:table-cell>
          <table:table-cell office:value-type="float" office:value="0.0000005019" calcext:value-type="float">
            <text:p>5.02E-07</text:p>
          </table:table-cell>
          <table:table-cell office:value-type="float" office:value="0.0000015093369040741" calcext:value-type="float">
            <text:p>1.51E-06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0.0000001996" calcext:value-type="float">
            <text:p>2.00E-07</text:p>
          </table:table-cell>
          <table:table-cell office:value-type="float" office:value="0.000000487340784256766" calcext:value-type="float">
            <text:p>4.87E-07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0.014297472" calcext:value-type="float">
            <text:p>0.014297472</text:p>
          </table:table-cell>
          <table:table-cell office:value-type="float" office:value="0.0143228910429246" calcext:value-type="float">
            <text:p>0.014322891042925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0446872234344482" calcext:value-type="float">
            <text:p>0.044687223434448</text:p>
          </table:table-cell>
          <table:table-cell office:value-type="float" office:value="0.000738293100716" calcext:value-type="float">
            <text:p>0.00073829310071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0.0193264484405518" calcext:value-type="float">
            <text:p>0.019326448440552</text:p>
          </table:table-cell>
          <table:table-cell office:value-type="float" office:value="0.00298033441941" calcext:value-type="float">
            <text:p>0.00298033441941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0.0000011404" calcext:value-type="float">
            <text:p>1.14E-06</text:p>
          </table:table-cell>
          <table:table-cell office:value-type="float" office:value="0.0000044817398786632" calcext:value-type="float">
            <text:p>4.48E-0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00000017555" calcext:value-type="float">
            <text:p>1.76E-07</text:p>
          </table:table-cell>
          <table:table-cell office:value-type="float" office:value="0.000000440358998431961" calcext:value-type="float">
            <text:p>4.40E-0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01463416175" calcext:value-type="float">
            <text:p>0.01463416175</text:p>
          </table:table-cell>
          <table:table-cell office:value-type="float" office:value="0.0146907065644878" calcext:value-type="float">
            <text:p>0.014690706564488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office:value-type="float" office:value="0.0475665807723999" calcext:value-type="float">
            <text:p>0.0475665807724</text:p>
          </table:table-cell>
          <table:table-cell office:value-type="float" office:value="0.00486047180505" calcext:value-type="float">
            <text:p>0.00486047180505</text:p>
          </table:table-cell>
          <table:table-cell table:number-columns-repeated="3"/>
          <table:table-cell office:value-type="float" office:value="1100000" calcext:value-type="float">
            <text:p>1100000</text:p>
          </table:table-cell>
          <table:table-cell office:value-type="float" office:value="0.0229471445083618" calcext:value-type="float">
            <text:p>0.022947144508362</text:p>
          </table:table-cell>
          <table:table-cell office:value-type="float" office:value="0.00350286970825" calcext:value-type="float">
            <text:p>0.00350286970825</text:p>
          </table:table-cell>
          <table:table-cell table:number-columns-repeated="3"/>
          <table:table-cell office:value-type="float" office:value="1100000" calcext:value-type="float">
            <text:p>1100000</text:p>
          </table:table-cell>
          <table:table-cell office:value-type="float" office:value="0.00000130715" calcext:value-type="float">
            <text:p>1.31E-06</text:p>
          </table:table-cell>
          <table:table-cell office:value-type="float" office:value="0.00000512230228779013" calcext:value-type="float">
            <text:p>5.12E-06</text:p>
          </table:table-cell>
          <table:table-cell/>
          <table:table-cell office:value-type="float" office:value="1100000" calcext:value-type="float">
            <text:p>1100000</text:p>
          </table:table-cell>
          <table:table-cell office:value-type="float" office:value="0.00000013225" calcext:value-type="float">
            <text:p>1.32E-07</text:p>
          </table:table-cell>
          <table:table-cell office:value-type="float" office:value="0.000000274471105036578" calcext:value-type="float">
            <text:p>2.74E-07</text:p>
          </table:table-cell>
          <table:table-cell/>
          <table:table-cell office:value-type="float" office:value="1100000" calcext:value-type="float">
            <text:p>1100000</text:p>
          </table:table-cell>
          <table:table-cell office:value-type="float" office:value="0.015703994" calcext:value-type="float">
            <text:p>0.015703994</text:p>
          </table:table-cell>
          <table:table-cell office:value-type="float" office:value="0.0158085163500309" calcext:value-type="float">
            <text:p>0.015808516350031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office:value-type="float" office:value="0.0508946180343628" calcext:value-type="float">
            <text:p>0.050894618034363</text:p>
          </table:table-cell>
          <table:table-cell office:value-type="float" office:value="0.00413135368041" calcext:value-type="float">
            <text:p>0.00413135368041</text:p>
          </table:table-cell>
          <table:table-cell table:number-columns-repeated="3"/>
          <table:table-cell office:value-type="float" office:value="1200000" calcext:value-type="float">
            <text:p>1200000</text:p>
          </table:table-cell>
          <table:table-cell office:value-type="float" office:value="0.0228776216506958" calcext:value-type="float">
            <text:p>0.022877621650696</text:p>
          </table:table-cell>
          <table:table-cell office:value-type="float" office:value="0.00430334099759" calcext:value-type="float">
            <text:p>0.00430334099759</text:p>
          </table:table-cell>
          <table:table-cell table:number-columns-repeated="3"/>
          <table:table-cell office:value-type="float" office:value="1200000" calcext:value-type="float">
            <text:p>1200000</text:p>
          </table:table-cell>
          <table:table-cell office:value-type="float" office:value="0.00000019935" calcext:value-type="float">
            <text:p>1.99E-07</text:p>
          </table:table-cell>
          <table:table-cell office:value-type="float" office:value="0.000000500598569214895" calcext:value-type="float">
            <text:p>5.01E-07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0.00000019685" calcext:value-type="float">
            <text:p>1.97E-07</text:p>
          </table:table-cell>
          <table:table-cell office:value-type="float" office:value="0.000000579900273754031" calcext:value-type="float">
            <text:p>5.80E-07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0.01635621175" calcext:value-type="float">
            <text:p>0.01635621175</text:p>
          </table:table-cell>
          <table:table-cell office:value-type="float" office:value="0.016416527187362" calcext:value-type="float">
            <text:p>0.016416527187362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office:value-type="float" office:value="0.0549161434173584" calcext:value-type="float">
            <text:p>0.054916143417358</text:p>
          </table:table-cell>
          <table:table-cell office:value-type="float" office:value="0.00901888838602" calcext:value-type="float">
            <text:p>0.00901888838602</text:p>
          </table:table-cell>
          <table:table-cell table:number-columns-repeated="3"/>
          <table:table-cell office:value-type="float" office:value="1300000" calcext:value-type="float">
            <text:p>1300000</text:p>
          </table:table-cell>
          <table:table-cell office:value-type="float" office:value="0.0267480134963989" calcext:value-type="float">
            <text:p>0.026748013496399</text:p>
          </table:table-cell>
          <table:table-cell office:value-type="float" office:value="0.0085943077329" calcext:value-type="float">
            <text:p>0.0085943077329</text:p>
          </table:table-cell>
          <table:table-cell table:number-columns-repeated="3"/>
          <table:table-cell office:value-type="float" office:value="1300000" calcext:value-type="float">
            <text:p>1300000</text:p>
          </table:table-cell>
          <table:table-cell office:value-type="float" office:value="0.0000008385" calcext:value-type="float">
            <text:p>8.39E-07</text:p>
          </table:table-cell>
          <table:table-cell office:value-type="float" office:value="0.00000300870566024661" calcext:value-type="float">
            <text:p>3.01E-06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0.0000001401" calcext:value-type="float">
            <text:p>1.40E-07</text:p>
          </table:table-cell>
          <table:table-cell office:value-type="float" office:value="0.000000344651548669087" calcext:value-type="float">
            <text:p>3.45E-07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0.0171539963" calcext:value-type="float">
            <text:p>0.0171539963</text:p>
          </table:table-cell>
          <table:table-cell office:value-type="float" office:value="0.0172712436670478" calcext:value-type="float">
            <text:p>0.017271243667048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office:value-type="float" office:value="0.0745505809783936" calcext:value-type="float">
            <text:p>0.074550580978394</text:p>
          </table:table-cell>
          <table:table-cell office:value-type="float" office:value="0.0438674101235" calcext:value-type="float">
            <text:p>0.0438674101235</text:p>
          </table:table-cell>
          <table:table-cell table:number-columns-repeated="3"/>
          <table:table-cell office:value-type="float" office:value="1400000" calcext:value-type="float">
            <text:p>1400000</text:p>
          </table:table-cell>
          <table:table-cell office:value-type="float" office:value="0.0211314916610718" calcext:value-type="float">
            <text:p>0.021131491661072</text:p>
          </table:table-cell>
          <table:table-cell office:value-type="float" office:value="0.000562774826342" calcext:value-type="float">
            <text:p>0.000562774826342</text:p>
          </table:table-cell>
          <table:table-cell table:number-columns-repeated="3"/>
          <table:table-cell office:value-type="float" office:value="1400000" calcext:value-type="float">
            <text:p>1400000</text:p>
          </table:table-cell>
          <table:table-cell office:value-type="float" office:value="0.00000053195" calcext:value-type="float">
            <text:p>5.32E-07</text:p>
          </table:table-cell>
          <table:table-cell office:value-type="float" office:value="0.00000158294650809811" calcext:value-type="float">
            <text:p>1.58E-06</text:p>
          </table:table-cell>
          <table:table-cell/>
          <table:table-cell office:value-type="float" office:value="1400000" calcext:value-type="float">
            <text:p>1400000</text:p>
          </table:table-cell>
          <table:table-cell office:value-type="float" office:value="0.0000001243" calcext:value-type="float">
            <text:p>1.24E-07</text:p>
          </table:table-cell>
          <table:table-cell office:value-type="float" office:value="0.000000333376228906621" calcext:value-type="float">
            <text:p>3.33E-07</text:p>
          </table:table-cell>
          <table:table-cell/>
          <table:table-cell office:value-type="float" office:value="1400000" calcext:value-type="float">
            <text:p>1400000</text:p>
          </table:table-cell>
          <table:table-cell office:value-type="float" office:value="0.01763333" calcext:value-type="float">
            <text:p>0.01763333</text:p>
          </table:table-cell>
          <table:table-cell office:value-type="float" office:value="0.0177033908050484" calcext:value-type="float">
            <text:p>0.017703390805049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table:style-name="ce2" table:number-columns-repeated="2"/>
          <table:table-cell table:number-columns-repeated="3"/>
          <table:table-cell office:value-type="float" office:value="1500000" calcext:value-type="float">
            <text:p>1500000</text:p>
          </table:table-cell>
          <table:table-cell table:style-name="ce2" office:value-type="float" office:value="0.0286977052688599" calcext:value-type="float">
            <text:p>0.02869770526886</text:p>
          </table:table-cell>
          <table:table-cell table:style-name="ce2" office:value-type="float" office:value="0.00683271191355" calcext:value-type="float">
            <text:p>0.00683271191355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  <table:table-cell table:style-name="ce4" office:value-type="float" office:value="0.0000008357" calcext:value-type="float">
            <text:p>8.36E-07</text:p>
          </table:table-cell>
          <table:table-cell table:style-name="ce4" office:value-type="float" office:value="0.00000280126127128478" calcext:value-type="float">
            <text:p>2.80E-06</text:p>
          </table:table-cell>
          <table:table-cell/>
          <table:table-cell office:value-type="float" office:value="1500000" calcext:value-type="float">
            <text:p>1500000</text:p>
          </table:table-cell>
          <table:table-cell table:style-name="ce4" office:value-type="float" office:value="0.00000014955" calcext:value-type="float">
            <text:p>1.50E-07</text:p>
          </table:table-cell>
          <table:table-cell table:style-name="ce4" office:value-type="float" office:value="0.000000413017490549734" calcext:value-type="float">
            <text:p>4.13E-07</text:p>
          </table:table-cell>
          <table:table-cell/>
          <table:table-cell office:value-type="float" office:value="1500000" calcext:value-type="float">
            <text:p>1500000</text:p>
          </table:table-cell>
          <table:table-cell table:style-name="ce2" office:value-type="float" office:value="0.0183371162" calcext:value-type="float">
            <text:p>0.0183371162</text:p>
          </table:table-cell>
          <table:table-cell table:style-name="ce2" office:value-type="float" office:value="0.0184434775111012" calcext:value-type="float">
            <text:p>0.018443477511101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table:style-name="ce2" table:number-columns-repeated="2"/>
          <table:table-cell table:number-columns-repeated="3"/>
          <table:table-cell office:value-type="float" office:value="1600000" calcext:value-type="float">
            <text:p>1600000</text:p>
          </table:table-cell>
          <table:table-cell table:style-name="ce2" table:number-columns-repeated="2"/>
          <table:table-cell table:number-columns-repeated="3"/>
          <table:table-cell office:value-type="float" office:value="1600000" calcext:value-type="float">
            <text:p>1600000</text:p>
          </table:table-cell>
          <table:table-cell table:style-name="ce4" office:value-type="float" office:value="0.0000009544" calcext:value-type="float">
            <text:p>9.54E-07</text:p>
          </table:table-cell>
          <table:table-cell table:style-name="ce4" office:value-type="float" office:value="0.00000321088085110613" calcext:value-type="float">
            <text:p>3.21E-06</text:p>
          </table:table-cell>
          <table:table-cell/>
          <table:table-cell office:value-type="float" office:value="1600000" calcext:value-type="float">
            <text:p>1600000</text:p>
          </table:table-cell>
          <table:table-cell table:style-name="ce4" office:value-type="float" office:value="0.00000020265" calcext:value-type="float">
            <text:p>2.03E-07</text:p>
          </table:table-cell>
          <table:table-cell table:style-name="ce4" office:value-type="float" office:value="0.000000448344652583255" calcext:value-type="float">
            <text:p>4.48E-07</text:p>
          </table:table-cell>
          <table:table-cell/>
          <table:table-cell office:value-type="float" office:value="1600000" calcext:value-type="float">
            <text:p>1600000</text:p>
          </table:table-cell>
          <table:table-cell table:style-name="ce2" office:value-type="float" office:value="0.01907944065" calcext:value-type="float">
            <text:p>0.01907944065</text:p>
          </table:table-cell>
          <table:table-cell table:style-name="ce2" office:value-type="float" office:value="0.019206914013799" calcext:value-type="float">
            <text:p>0.019206914013799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table:style-name="ce2" table:number-columns-repeated="2"/>
          <table:table-cell table:number-columns-repeated="3"/>
          <table:table-cell office:value-type="float" office:value="1700000" calcext:value-type="float">
            <text:p>1700000</text:p>
          </table:table-cell>
          <table:table-cell table:style-name="ce2" table:number-columns-repeated="2"/>
          <table:table-cell table:number-columns-repeated="3"/>
          <table:table-cell office:value-type="float" office:value="1700000" calcext:value-type="float">
            <text:p>1700000</text:p>
          </table:table-cell>
          <table:table-cell table:style-name="ce4" office:value-type="float" office:value="0.00000090655" calcext:value-type="float">
            <text:p>9.07E-07</text:p>
          </table:table-cell>
          <table:table-cell table:style-name="ce4" office:value-type="float" office:value="0.00000301505184822749" calcext:value-type="float">
            <text:p>3.02E-06</text:p>
          </table:table-cell>
          <table:table-cell/>
          <table:table-cell office:value-type="float" office:value="1700000" calcext:value-type="float">
            <text:p>1700000</text:p>
          </table:table-cell>
          <table:table-cell table:style-name="ce4" office:value-type="float" office:value="0.0000001827" calcext:value-type="float">
            <text:p>1.83E-07</text:p>
          </table:table-cell>
          <table:table-cell table:style-name="ce4" office:value-type="float" office:value="0.000000393879435868389" calcext:value-type="float">
            <text:p>3.94E-07</text:p>
          </table:table-cell>
          <table:table-cell/>
          <table:table-cell office:value-type="float" office:value="1700000" calcext:value-type="float">
            <text:p>1700000</text:p>
          </table:table-cell>
          <table:table-cell table:style-name="ce2" office:value-type="float" office:value="0.0192944912" calcext:value-type="float">
            <text:p>0.0192944912</text:p>
          </table:table-cell>
          <table:table-cell table:style-name="ce2" office:value-type="float" office:value="0.0193369518401082" calcext:value-type="float">
            <text:p>0.019336951840108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table:style-name="ce2" table:number-columns-repeated="2"/>
          <table:table-cell table:number-columns-repeated="3"/>
          <table:table-cell office:value-type="float" office:value="1800000" calcext:value-type="float">
            <text:p>1800000</text:p>
          </table:table-cell>
          <table:table-cell table:style-name="ce2" table:number-columns-repeated="2"/>
          <table:table-cell table:number-columns-repeated="3"/>
          <table:table-cell office:value-type="float" office:value="1800000" calcext:value-type="float">
            <text:p>1800000</text:p>
          </table:table-cell>
          <table:table-cell table:style-name="ce4" office:value-type="float" office:value="0.0000002589" calcext:value-type="float">
            <text:p>2.59E-07</text:p>
          </table:table-cell>
          <table:table-cell table:style-name="ce4" office:value-type="float" office:value="0.000000775773607439696" calcext:value-type="float">
            <text:p>7.76E-07</text:p>
          </table:table-cell>
          <table:table-cell/>
          <table:table-cell office:value-type="float" office:value="1800000" calcext:value-type="float">
            <text:p>1800000</text:p>
          </table:table-cell>
          <table:table-cell table:style-name="ce4" office:value-type="float" office:value="0.00000043155" calcext:value-type="float">
            <text:p>4.32E-07</text:p>
          </table:table-cell>
          <table:table-cell table:style-name="ce4" office:value-type="float" office:value="0.00000107726837301575" calcext:value-type="float">
            <text:p>1.08E-06</text:p>
          </table:table-cell>
          <table:table-cell/>
          <table:table-cell office:value-type="float" office:value="1800000" calcext:value-type="float">
            <text:p>1800000</text:p>
          </table:table-cell>
          <table:table-cell table:style-name="ce2" office:value-type="float" office:value="0.0204251284" calcext:value-type="float">
            <text:p>0.0204251284</text:p>
          </table:table-cell>
          <table:table-cell table:style-name="ce2" office:value-type="float" office:value="0.0204674308759597" calcext:value-type="float">
            <text:p>0.02046743087596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table:style-name="ce2" table:number-columns-repeated="2"/>
          <table:table-cell table:number-columns-repeated="3"/>
          <table:table-cell office:value-type="float" office:value="1900000" calcext:value-type="float">
            <text:p>1900000</text:p>
          </table:table-cell>
          <table:table-cell table:style-name="ce2" table:number-columns-repeated="2"/>
          <table:table-cell table:number-columns-repeated="3"/>
          <table:table-cell office:value-type="float" office:value="1900000" calcext:value-type="float">
            <text:p>1900000</text:p>
          </table:table-cell>
          <table:table-cell table:style-name="ce4" office:value-type="float" office:value="0.00000037285" calcext:value-type="float">
            <text:p>3.73E-07</text:p>
          </table:table-cell>
          <table:table-cell table:style-name="ce4" office:value-type="float" office:value="0.000000912152798329315" calcext:value-type="float">
            <text:p>9.12E-07</text:p>
          </table:table-cell>
          <table:table-cell/>
          <table:table-cell office:value-type="float" office:value="1900000" calcext:value-type="float">
            <text:p>1900000</text:p>
          </table:table-cell>
          <table:table-cell table:style-name="ce4" office:value-type="float" office:value="0.00000019125" calcext:value-type="float">
            <text:p>1.91E-07</text:p>
          </table:table-cell>
          <table:table-cell table:style-name="ce4" office:value-type="float" office:value="0.000000449913533359467" calcext:value-type="float">
            <text:p>4.50E-07</text:p>
          </table:table-cell>
          <table:table-cell/>
          <table:table-cell office:value-type="float" office:value="1900000" calcext:value-type="float">
            <text:p>1900000</text:p>
          </table:table-cell>
          <table:table-cell table:style-name="ce2" office:value-type="float" office:value="0.02127005735" calcext:value-type="float">
            <text:p>0.02127005735</text:p>
          </table:table-cell>
          <table:table-cell table:style-name="ce2" office:value-type="float" office:value="0.0213387064854945" calcext:value-type="float">
            <text:p>0.021338706485495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style-name="ce2" table:number-columns-repeated="2"/>
          <table:table-cell table:number-columns-repeated="3"/>
          <table:table-cell office:value-type="float" office:value="2000000" calcext:value-type="float">
            <text:p>2000000</text:p>
          </table:table-cell>
          <table:table-cell table:style-name="ce2" table:number-columns-repeated="2"/>
          <table:table-cell table:number-columns-repeated="3"/>
          <table:table-cell office:value-type="float" office:value="2000000" calcext:value-type="float">
            <text:p>2000000</text:p>
          </table:table-cell>
          <table:table-cell table:style-name="ce4" office:value-type="float" office:value="0.0000014527" calcext:value-type="float">
            <text:p>1.45E-06</text:p>
          </table:table-cell>
          <table:table-cell table:style-name="ce4" office:value-type="float" office:value="0.00000395605857009221" calcext:value-type="float">
            <text:p>3.96E-06</text:p>
          </table:table-cell>
          <table:table-cell/>
          <table:table-cell office:value-type="float" office:value="2000000" calcext:value-type="float">
            <text:p>2000000</text:p>
          </table:table-cell>
          <table:table-cell table:style-name="ce4" office:value-type="float" office:value="0.00000014365" calcext:value-type="float">
            <text:p>1.44E-07</text:p>
          </table:table-cell>
          <table:table-cell table:style-name="ce4" office:value-type="float" office:value="0.000000327584229626519" calcext:value-type="float">
            <text:p>3.28E-07</text:p>
          </table:table-cell>
          <table:table-cell/>
          <table:table-cell office:value-type="float" office:value="2000000" calcext:value-type="float">
            <text:p>2000000</text:p>
          </table:table-cell>
          <table:table-cell table:style-name="ce2" office:value-type="float" office:value="0.02187501815" calcext:value-type="float">
            <text:p>0.02187501815</text:p>
          </table:table-cell>
          <table:table-cell table:style-name="ce2" office:value-type="float" office:value="0.0219510757115576" calcext:value-type="float">
            <text:p>0.021951075711558</text:p>
          </table:table-cell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style-name="Default" office:value-type="string" calcext:value-type="string">
            <text:p>Bloom Filter (k=30, m=170M)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Hash table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List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1:13:26.483051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3:10:55.437638609</meta:creation-date>
    <dc:date>2017-03-26T21:45:23.891096116</dc:date>
    <meta:editing-duration>PT41M41S</meta:editing-duration>
    <meta:editing-cycles>3</meta:editing-cycles>
    <meta:generator>LibreOffice/5.2.6.2$Linux_X86_64 LibreOffice_project/20m0$Build-2</meta:generator>
    <meta:document-statistic meta:table-count="1" meta:cell-count="2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C2:Sheet1.C15" chart:error-lower-range="Sheet1.C2:Sheet1.C15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C2:Sheet1.C15" chart:error-lower-range="Sheet1.C2:Sheet1.C1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2:Sheet1.C15" chart:error-lower-range="Sheet1.C2:Sheet1.C15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112cm" xlink:href=".." xlink:type="simple" chart:class="chart:scatter" chart:style-name="ch1">
        <chart:plot-area chart:style-name="ch2" table:cell-range-address="Sheet1.A2:Sheet1.B15" svg:x="1.33cm" svg:y="0.182cm" svg:width="14.349cm" svg:height="7.767cm">
          <chartooo:coordinate-region svg:x="2.322cm" svg:y="0.381cm" svg:width="12.614cm" svg:height="6.921cm"/>
          <chart:axis chart:dimension="x" chart:name="primary-x" chart:style-name="ch3">
            <chart:title svg:x="7.164cm" svg:y="8.131cm" chart:style-name="ch4">
              <text:p>Number of rules</text:p>
            </chart:title>
          </chart:axis>
          <chart:axis chart:dimension="y" chart:name="primary-y" chart:style-name="ch3">
            <chart:title svg:x="0.451cm" svg:y="5.657cm" chart:style-name="ch5">
              <text:p>Average latency (s)</text:p>
            </chart:title>
            <chart:grid chart:style-name="ch6" chart:class="major"/>
          </chart:axis>
          <chart:series chart:style-name="ch7" chart:values-cell-range-address="Sheet1.B2:Sheet1.B15" chart:class="chart:scatter">
            <chart:domain table:cell-range-address="Sheet1.A2:Sheet1.A15"/>
            <chart:error-indicator chart:style-name="ch8" chart:dimension="y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2:Sheet1.A15</svg:desc>
                </draw:g>
              </table:table-cell>
              <table:table-cell office:value-type="float" office:value="0.0243965148925781">
                <text:p>0.0243965148925781</text:p>
                <draw:g>
                  <svg:desc>Sheet1.B2:Sheet1.B15</svg:desc>
                </draw:g>
              </table:table-cell>
              <table:table-cell office:value-type="float" office:value="0.000176383225003">
                <text:p>0.000176383225003</text:p>
                <draw:g>
                  <svg:desc>Sheet1.C2:Sheet1.C15</svg:desc>
                </draw:g>
              </table:table-cell>
              <table:table-cell office:value-type="float" office:value="0.000176383225003">
                <text:p>0.000176383225003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275057554244995">
                <text:p>0.0275057554244995</text:p>
              </table:table-cell>
              <table:table-cell office:value-type="float" office:value="0.000360645237106">
                <text:p>0.000360645237106</text:p>
              </table:table-cell>
              <table:table-cell office:value-type="float" office:value="0.000360645237106">
                <text:p>0.000360645237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0318499803543091">
                <text:p>0.0318499803543091</text:p>
              </table:table-cell>
              <table:table-cell office:value-type="float" office:value="0.00411445501385">
                <text:p>0.00411445501385</text:p>
              </table:table-cell>
              <table:table-cell office:value-type="float" office:value="0.00411445501385">
                <text:p>0.00411445501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0367434024810791">
                <text:p>0.0367434024810791</text:p>
              </table:table-cell>
              <table:table-cell office:value-type="float" office:value="0.00552544440855">
                <text:p>0.00552544440855</text:p>
              </table:table-cell>
              <table:table-cell office:value-type="float" office:value="0.00552544440855">
                <text:p>0.00552544440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359206914901733">
                <text:p>0.0359206914901733</text:p>
              </table:table-cell>
              <table:table-cell office:value-type="float" office:value="0.00434951370798">
                <text:p>0.00434951370798</text:p>
              </table:table-cell>
              <table:table-cell office:value-type="float" office:value="0.00434951370798">
                <text:p>0.00434951370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0.0399185180664063">
                <text:p>0.0399185180664063</text:p>
              </table:table-cell>
              <table:table-cell office:value-type="float" office:value="0.00413522862115">
                <text:p>0.00413522862115</text:p>
              </table:table-cell>
              <table:table-cell office:value-type="float" office:value="0.00413522862115">
                <text:p>0.00413522862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0.0390812397003174">
                <text:p>0.0390812397003174</text:p>
              </table:table-cell>
              <table:table-cell office:value-type="float" office:value="0.00115535611593">
                <text:p>0.00115535611593</text:p>
              </table:table-cell>
              <table:table-cell office:value-type="float" office:value="0.00115535611593">
                <text:p>0.00115535611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447881698608399">
                <text:p>0.0447881698608399</text:p>
              </table:table-cell>
              <table:table-cell office:value-type="float" office:value="0.00606349939675">
                <text:p>0.00606349939675</text:p>
              </table:table-cell>
              <table:table-cell office:value-type="float" office:value="0.00606349939675">
                <text:p>0.00606349939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0.052124285697937">
                <text:p>0.052124285697937</text:p>
              </table:table-cell>
              <table:table-cell office:value-type="float" office:value="0.00955450953193">
                <text:p>0.00955450953193</text:p>
              </table:table-cell>
              <table:table-cell office:value-type="float" office:value="0.00955450953193">
                <text:p>0.00955450953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0.0446872234344482">
                <text:p>0.0446872234344482</text:p>
              </table:table-cell>
              <table:table-cell office:value-type="float" office:value="0.000738293100716">
                <text:p>0.000738293100716</text:p>
              </table:table-cell>
              <table:table-cell office:value-type="float" office:value="0.000738293100716">
                <text:p>0.000738293100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0.0475665807723999">
                <text:p>0.0475665807723999</text:p>
              </table:table-cell>
              <table:table-cell office:value-type="float" office:value="0.00486047180505">
                <text:p>0.00486047180505</text:p>
              </table:table-cell>
              <table:table-cell office:value-type="float" office:value="0.00486047180505">
                <text:p>0.00486047180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0.0508946180343628">
                <text:p>0.0508946180343628</text:p>
              </table:table-cell>
              <table:table-cell office:value-type="float" office:value="0.00413135368041">
                <text:p>0.00413135368041</text:p>
              </table:table-cell>
              <table:table-cell office:value-type="float" office:value="0.00413135368041">
                <text:p>0.00413135368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0.0549161434173584">
                <text:p>0.0549161434173584</text:p>
              </table:table-cell>
              <table:table-cell office:value-type="float" office:value="0.00901888838602">
                <text:p>0.00901888838602</text:p>
              </table:table-cell>
              <table:table-cell office:value-type="float" office:value="0.00901888838602">
                <text:p>0.00901888838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0.0745505809783936">
                <text:p>0.0745505809783936</text:p>
              </table:table-cell>
              <table:table-cell office:value-type="float" office:value="0.0438674101235">
                <text:p>0.0438674101235</text:p>
              </table:table-cell>
              <table:table-cell office:value-type="float" office:value="0.0438674101235">
                <text:p>0.0438674101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I2:Sheet1.I16" chart:error-lower-range="Sheet1.I2:Sheet1.I16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I2:Sheet1.I16" chart:error-lower-range="Sheet1.I2:Sheet1.I1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I2:Sheet1.I16" chart:error-lower-range="Sheet1.I2:Sheet1.I16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G1:Sheet1.H16" svg:x="1.331cm" svg:y="0.18cm" svg:width="14.349cm" svg:height="7.659cm">
          <chartooo:coordinate-region svg:x="2.535cm" svg:y="0.379cm" svg:width="12.402cm" svg:height="6.813cm"/>
          <chart:axis chart:dimension="x" chart:name="primary-x" chart:style-name="ch3">
            <chart:title svg:x="7.165cm" svg:y="8.019cm" chart:style-name="ch4">
              <text:p>Number of rules</text:p>
            </chart:title>
          </chart:axis>
          <chart:axis chart:dimension="y" chart:name="primary-y" chart:style-name="ch3">
            <chart:title svg:x="0.451cm" svg:y="5.601cm" chart:style-name="ch5">
              <text:p>Average latency (s)</text:p>
            </chart:title>
            <chart:grid chart:style-name="ch6" chart:class="major"/>
          </chart:axis>
          <chart:series chart:style-name="ch7" chart:values-cell-range-address="Sheet1.H1:Sheet1.H16" chart:class="chart:scatter">
            <chart:domain table:cell-range-address="Sheet1.G1:Sheet1.G16"/>
            <chart:error-indicator chart:style-name="ch8" chart:dimension="y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1:Sheet1.G16</svg:desc>
                </draw:g>
              </table:table-cell>
              <table:table-cell office:value-type="float" office:value="NaN">
                <text:p>NaN</text:p>
                <draw:g>
                  <svg:desc>Sheet1.H1:Sheet1.H16</svg:desc>
                </draw:g>
              </table:table-cell>
              <table:table-cell office:value-type="float" office:value="0.00621621039039">
                <text:p>0.00621621039039</text:p>
                <draw:g>
                  <svg:desc>Sheet1.I2:Sheet1.I16</svg:desc>
                </draw:g>
              </table:table-cell>
              <table:table-cell office:value-type="float" office:value="0.00621621039039">
                <text:p>0.00621621039039</text:p>
                <draw:g>
                  <svg:desc>Sheet1.I2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236558675765991">
                <text:p>0.0236558675765991</text:p>
              </table:table-cell>
              <table:table-cell office:value-type="float" office:value="0.00398769331942">
                <text:p>0.00398769331942</text:p>
              </table:table-cell>
              <table:table-cell office:value-type="float" office:value="0.00398769331942">
                <text:p>0.00398769331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.023576807975769">
                <text:p>0.023576807975769</text:p>
              </table:table-cell>
              <table:table-cell office:value-type="float" office:value="0.000101047081874">
                <text:p>0.000101047081874</text:p>
              </table:table-cell>
              <table:table-cell office:value-type="float" office:value="0.000101047081874">
                <text:p>0.000101047081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0.0209098815917969">
                <text:p>0.0209098815917969</text:p>
              </table:table-cell>
              <table:table-cell office:value-type="float" office:value="0.00350022522592">
                <text:p>0.00350022522592</text:p>
              </table:table-cell>
              <table:table-cell office:value-type="float" office:value="0.00350022522592">
                <text:p>0.003500225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0.0231496095657349">
                <text:p>0.0231496095657349</text:p>
              </table:table-cell>
              <table:table-cell office:value-type="float" office:value="0.00907209000053">
                <text:p>0.00907209000053</text:p>
              </table:table-cell>
              <table:table-cell office:value-type="float" office:value="0.00907209000053">
                <text:p>0.00907209000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274449586868286">
                <text:p>0.0274449586868286</text:p>
              </table:table-cell>
              <table:table-cell office:value-type="float" office:value="0.0038321574527">
                <text:p>0.0038321574527</text:p>
              </table:table-cell>
              <table:table-cell office:value-type="float" office:value="0.0038321574527">
                <text:p>0.0038321574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235827445983887">
                <text:p>0.0235827445983887</text:p>
              </table:table-cell>
              <table:table-cell office:value-type="float" office:value="0.00401341907475">
                <text:p>0.00401341907475</text:p>
              </table:table-cell>
              <table:table-cell office:value-type="float" office:value="0.00401341907475">
                <text:p>0.00401341907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0.0227171421051025">
                <text:p>0.0227171421051025</text:p>
              </table:table-cell>
              <table:table-cell office:value-type="float" office:value="0.00266635911425">
                <text:p>0.00266635911425</text:p>
              </table:table-cell>
              <table:table-cell office:value-type="float" office:value="0.00266635911425">
                <text:p>0.00266635911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0.0220261335372925">
                <text:p>0.0220261335372925</text:p>
              </table:table-cell>
              <table:table-cell office:value-type="float" office:value="0.000311597129228">
                <text:p>0.000311597129228</text:p>
              </table:table-cell>
              <table:table-cell office:value-type="float" office:value="0.000311597129228">
                <text:p>0.000311597129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0.0210163354873657">
                <text:p>0.0210163354873657</text:p>
              </table:table-cell>
              <table:table-cell office:value-type="float" office:value="0.00298033441941">
                <text:p>0.00298033441941</text:p>
              </table:table-cell>
              <table:table-cell office:value-type="float" office:value="0.00298033441941">
                <text:p>0.00298033441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93264484405518">
                <text:p>0.0193264484405518</text:p>
              </table:table-cell>
              <table:table-cell office:value-type="float" office:value="0.00350286970825">
                <text:p>0.00350286970825</text:p>
              </table:table-cell>
              <table:table-cell office:value-type="float" office:value="0.00350286970825">
                <text:p>0.00350286970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0.0229471445083618">
                <text:p>0.0229471445083618</text:p>
              </table:table-cell>
              <table:table-cell office:value-type="float" office:value="0.00430334099759">
                <text:p>0.00430334099759</text:p>
              </table:table-cell>
              <table:table-cell office:value-type="float" office:value="0.00430334099759">
                <text:p>0.00430334099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0.0228776216506958">
                <text:p>0.0228776216506958</text:p>
              </table:table-cell>
              <table:table-cell office:value-type="float" office:value="0.0085943077329">
                <text:p>0.0085943077329</text:p>
              </table:table-cell>
              <table:table-cell office:value-type="float" office:value="0.0085943077329">
                <text:p>0.0085943077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0.0267480134963989">
                <text:p>0.0267480134963989</text:p>
              </table:table-cell>
              <table:table-cell office:value-type="float" office:value="0.000562774826342">
                <text:p>0.000562774826342</text:p>
              </table:table-cell>
              <table:table-cell office:value-type="float" office:value="0.000562774826342">
                <text:p>0.000562774826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0.0211314916610718">
                <text:p>0.0211314916610718</text:p>
              </table:table-cell>
              <table:table-cell office:value-type="float" office:value="0.00683271191355">
                <text:p>0.00683271191355</text:p>
              </table:table-cell>
              <table:table-cell office:value-type="float" office:value="0.00683271191355">
                <text:p>0.00683271191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0.0286977052688599">
                <text:p>0.028697705268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0000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2:Sheet1.O21" chart:error-lower-range="Sheet1.O2:Sheet1.O2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O2:Sheet1.O21" chart:error-lower-range="Sheet1.O2:Sheet1.O2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5cm" svg:height="9cm" xlink:href=".." xlink:type="simple" chart:class="chart:scatter" chart:style-name="ch1">
        <chart:title svg:x="4.734cm" svg:y="0.316cm" chart:style-name="ch2">
          <text:p>Performance of different data structures</text:p>
        </chart:title>
        <chart:legend chart:legend-position="end" svg:x="12.073cm" svg:y="3.952cm" style:legend-expansion="high" chart:style-name="ch3"/>
        <chart:plot-area chart:style-name="ch4" table:cell-range-address="Sheet1.M1:Sheet1.N21 Sheet1.N22:Sheet1.N22 Sheet1.R2:Sheet1.R22" chart:data-source-has-labels="row" svg:x="1.382cm" svg:y="1.301cm" svg:width="10.32cm" svg:height="6.538cm">
          <chartooo:coordinate-region svg:x="2.612cm" svg:y="1.5cm" svg:width="8.347cm" svg:height="5.692cm"/>
          <chart:axis chart:dimension="x" chart:name="primary-x" chart:style-name="ch5">
            <chart:title svg:x="3.826cm" svg:y="8.019cm" chart:style-name="ch6">
              <text:p>Number of IP addresses to match</text:p>
            </chart:title>
          </chart:axis>
          <chart:axis chart:dimension="y" chart:name="primary-y" chart:style-name="ch7">
            <chart:title svg:x="0.451cm" svg:y="6.162cm" chart:style-name="ch8">
              <text:p>Average latency (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N1:Sheet1.N21" chart:label-cell-address="Sheet1.N22:Sheet1.N22" chart:class="chart:scatter">
            <chart:domain table:cell-range-address="Sheet1.M1:Sheet1.M21"/>
            <chart:error-indicator chart:style-name="ch12" chart:dimension="y"/>
            <chart:data-point chart:repeated="21"/>
          </chart:series>
          <chart:series chart:attached-axis="primary-y" chart:style-name="ch13" chart:values-cell-range-address="Sheet1.R2:Sheet1.R21" chart:label-cell-address="Sheet1.R22:Sheet1.R22" chart:class="chart:scatter">
            <chart:domain table:cell-range-address="Sheet1.Q2:Sheet1.Q21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loom Filter (k=30, m=170M)</text:p>
                <draw:g>
                  <svg:desc>Sheet1.N22:Sheet1.N2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Column Q</text:p>
              </table:table-cell>
              <table:table-cell office:value-type="string">
                <text:p>Hash table</text:p>
                <draw:g>
                  <svg:desc>Sheet1.R22:Sheet1.R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1:Sheet1.M21</svg:desc>
                </draw:g>
              </table:table-cell>
              <table:table-cell office:value-type="float" office:value="NaN">
                <text:p>NaN</text:p>
                <draw:g>
                  <svg:desc>Sheet1.N1:Sheet1.N21</svg:desc>
                </draw:g>
              </table:table-cell>
              <table:table-cell office:value-type="float" office:value="0.00000409205127533857">
                <text:p>0.00000409205127533857</text:p>
                <draw:g>
                  <svg:desc>Sheet1.O2:Sheet1.O21</svg:desc>
                </draw:g>
              </table:table-cell>
              <table:table-cell office:value-type="float" office:value="0.00000409205127533857">
                <text:p>0.00000409205127533857</text:p>
                <draw:g>
                  <svg:desc>Sheet1.O2:Sheet1.O21</svg:desc>
                </draw:g>
              </table:table-cell>
              <table:table-cell office:value-type="float" office:value="100000">
                <text:p>100000</text:p>
                <draw:g>
                  <svg:desc>Sheet1.Q2:Sheet1.Q21</svg:desc>
                </draw:g>
              </table:table-cell>
              <table:table-cell office:value-type="float" office:value="0.0000001474">
                <text:p>0.0000001474</text:p>
                <draw:g>
                  <svg:desc>Sheet1.R2:Sheet1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000010324">
                <text:p>0.0000010324</text:p>
              </table:table-cell>
              <table:table-cell office:value-type="float" office:value="0.00000533818608588161">
                <text:p>0.00000533818608588161</text:p>
              </table:table-cell>
              <table:table-cell office:value-type="float" office:value="0.00000533818608588161">
                <text:p>0.00000533818608588161</text:p>
              </table:table-cell>
              <table:table-cell office:value-type="float" office:value="200000">
                <text:p>200000</text:p>
              </table:table-cell>
              <table:table-cell office:value-type="float" office:value="0.00000012575">
                <text:p>0.00000012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.00000139125">
                <text:p>0.00000139125</text:p>
              </table:table-cell>
              <table:table-cell office:value-type="float" office:value="0.0000014859400930051">
                <text:p>0.0000014859400930051</text:p>
              </table:table-cell>
              <table:table-cell office:value-type="float" office:value="0.0000014859400930051">
                <text:p>0.0000014859400930051</text:p>
              </table:table-cell>
              <table:table-cell office:value-type="float" office:value="300000">
                <text:p>300000</text:p>
              </table:table-cell>
              <table:table-cell office:value-type="float" office:value="0.00000014655">
                <text:p>0.00000014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0.0000005232">
                <text:p>0.0000005232</text:p>
              </table:table-cell>
              <table:table-cell office:value-type="float" office:value="0.00000120641113535146">
                <text:p>0.00000120641113535146</text:p>
              </table:table-cell>
              <table:table-cell office:value-type="float" office:value="0.00000120641113535146">
                <text:p>0.00000120641113535146</text:p>
              </table:table-cell>
              <table:table-cell office:value-type="float" office:value="400000">
                <text:p>400000</text:p>
              </table:table-cell>
              <table:table-cell office:value-type="float" office:value="0.00000013065">
                <text:p>0.00000013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0.00000042335">
                <text:p>0.00000042335</text:p>
              </table:table-cell>
              <table:table-cell office:value-type="float" office:value="0.00000083388425305914">
                <text:p>0.00000083388425305914</text:p>
              </table:table-cell>
              <table:table-cell office:value-type="float" office:value="0.00000083388425305914">
                <text:p>0.0000008338842530591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171">
                <text:p>0.000000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0000037505">
                <text:p>0.00000037505</text:p>
              </table:table-cell>
              <table:table-cell office:value-type="float" office:value="0.00000247517648411179">
                <text:p>0.00000247517648411179</text:p>
              </table:table-cell>
              <table:table-cell office:value-type="float" office:value="0.00000247517648411179">
                <text:p>0.00000247517648411179</text:p>
              </table:table-cell>
              <table:table-cell office:value-type="float" office:value="600000">
                <text:p>600000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00069385">
                <text:p>0.00000069385</text:p>
              </table:table-cell>
              <table:table-cell office:value-type="float" office:value="0.000000614325361677345">
                <text:p>0.000000614325361677345</text:p>
              </table:table-cell>
              <table:table-cell office:value-type="float" office:value="0.000000614325361677345">
                <text:p>0.000000614325361677345</text:p>
              </table:table-cell>
              <table:table-cell office:value-type="float" office:value="700000">
                <text:p>700000</text:p>
              </table:table-cell>
              <table:table-cell office:value-type="float" office:value="0.00000076805">
                <text:p>0.00000076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0.0000002265">
                <text:p>0.0000002265</text:p>
              </table:table-cell>
              <table:table-cell office:value-type="float" office:value="0.000000402585879037007">
                <text:p>0.000000402585879037007</text:p>
              </table:table-cell>
              <table:table-cell office:value-type="float" office:value="0.000000402585879037007">
                <text:p>0.000000402585879037007</text:p>
              </table:table-cell>
              <table:table-cell office:value-type="float" office:value="800000">
                <text:p>800000</text:p>
              </table:table-cell>
              <table:table-cell office:value-type="float" office:value="0.0000006508">
                <text:p>0.0000006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0.0000001491">
                <text:p>0.0000001491</text:p>
              </table:table-cell>
              <table:table-cell office:value-type="float" office:value="0.0000015093369040741">
                <text:p>0.0000015093369040741</text:p>
              </table:table-cell>
              <table:table-cell office:value-type="float" office:value="0.0000015093369040741">
                <text:p>0.0000015093369040741</text:p>
              </table:table-cell>
              <table:table-cell office:value-type="float" office:value="900000">
                <text:p>900000</text:p>
              </table:table-cell>
              <table:table-cell office:value-type="float" office:value="0.0000001996">
                <text:p>0.0000001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0.0000005019">
                <text:p>0.0000005019</text:p>
              </table:table-cell>
              <table:table-cell office:value-type="float" office:value="0.0000044817398786632">
                <text:p>0.0000044817398786632</text:p>
              </table:table-cell>
              <table:table-cell office:value-type="float" office:value="0.0000044817398786632">
                <text:p>0.0000044817398786632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17555">
                <text:p>0.00000017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11404">
                <text:p>0.0000011404</text:p>
              </table:table-cell>
              <table:table-cell office:value-type="float" office:value="0.00000512230228779013">
                <text:p>0.00000512230228779013</text:p>
              </table:table-cell>
              <table:table-cell office:value-type="float" office:value="0.00000512230228779013">
                <text:p>0.00000512230228779013</text:p>
              </table:table-cell>
              <table:table-cell office:value-type="float" office:value="1100000">
                <text:p>1100000</text:p>
              </table:table-cell>
              <table:table-cell office:value-type="float" office:value="0.00000013225">
                <text:p>0.00000013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0.00000130715">
                <text:p>0.00000130715</text:p>
              </table:table-cell>
              <table:table-cell office:value-type="float" office:value="0.000000500598569214895">
                <text:p>0.000000500598569214895</text:p>
              </table:table-cell>
              <table:table-cell office:value-type="float" office:value="0.000000500598569214895">
                <text:p>0.000000500598569214895</text:p>
              </table:table-cell>
              <table:table-cell office:value-type="float" office:value="1200000">
                <text:p>1200000</text:p>
              </table:table-cell>
              <table:table-cell office:value-type="float" office:value="0.00000019685">
                <text:p>0.00000019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0.00000019935">
                <text:p>0.00000019935</text:p>
              </table:table-cell>
              <table:table-cell office:value-type="float" office:value="0.00000300870566024661">
                <text:p>0.00000300870566024661</text:p>
              </table:table-cell>
              <table:table-cell office:value-type="float" office:value="0.00000300870566024661">
                <text:p>0.00000300870566024661</text:p>
              </table:table-cell>
              <table:table-cell office:value-type="float" office:value="1300000">
                <text:p>1300000</text:p>
              </table:table-cell>
              <table:table-cell office:value-type="float" office:value="0.0000001401">
                <text:p>0.0000001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0.0000008385">
                <text:p>0.0000008385</text:p>
              </table:table-cell>
              <table:table-cell office:value-type="float" office:value="0.00000158294650809811">
                <text:p>0.00000158294650809811</text:p>
              </table:table-cell>
              <table:table-cell office:value-type="float" office:value="0.00000158294650809811">
                <text:p>0.00000158294650809811</text:p>
              </table:table-cell>
              <table:table-cell office:value-type="float" office:value="1400000">
                <text:p>1400000</text:p>
              </table:table-cell>
              <table:table-cell office:value-type="float" office:value="0.0000001243">
                <text:p>0.0000001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0.00000053195">
                <text:p>0.00000053195</text:p>
              </table:table-cell>
              <table:table-cell office:value-type="float" office:value="0.00000280126127128478">
                <text:p>0.00000280126127128478</text:p>
              </table:table-cell>
              <table:table-cell office:value-type="float" office:value="0.00000280126127128478">
                <text:p>0.00000280126127128478</text:p>
              </table:table-cell>
              <table:table-cell office:value-type="float" office:value="1500000">
                <text:p>1500000</text:p>
              </table:table-cell>
              <table:table-cell office:value-type="float" office:value="0.00000014955">
                <text:p>0.00000014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0.0000008357">
                <text:p>0.0000008357</text:p>
              </table:table-cell>
              <table:table-cell office:value-type="float" office:value="0.00000321088085110613">
                <text:p>0.00000321088085110613</text:p>
              </table:table-cell>
              <table:table-cell office:value-type="float" office:value="0.00000321088085110613">
                <text:p>0.00000321088085110613</text:p>
              </table:table-cell>
              <table:table-cell office:value-type="float" office:value="1600000">
                <text:p>1600000</text:p>
              </table:table-cell>
              <table:table-cell office:value-type="float" office:value="0.00000020265">
                <text:p>0.00000020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0.0000009544">
                <text:p>0.0000009544</text:p>
              </table:table-cell>
              <table:table-cell office:value-type="float" office:value="0.00000301505184822749">
                <text:p>0.00000301505184822749</text:p>
              </table:table-cell>
              <table:table-cell office:value-type="float" office:value="0.00000301505184822749">
                <text:p>0.00000301505184822749</text:p>
              </table:table-cell>
              <table:table-cell office:value-type="float" office:value="1700000">
                <text:p>1700000</text:p>
              </table:table-cell>
              <table:table-cell office:value-type="float" office:value="0.0000001827">
                <text:p>0.0000001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0.00000090655">
                <text:p>0.00000090655</text:p>
              </table:table-cell>
              <table:table-cell office:value-type="float" office:value="0.000000775773607439696">
                <text:p>0.000000775773607439696</text:p>
              </table:table-cell>
              <table:table-cell office:value-type="float" office:value="0.000000775773607439696">
                <text:p>0.000000775773607439696</text:p>
              </table:table-cell>
              <table:table-cell office:value-type="float" office:value="1800000">
                <text:p>1800000</text:p>
              </table:table-cell>
              <table:table-cell office:value-type="float" office:value="0.00000043155">
                <text:p>0.00000043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0.0000002589">
                <text:p>0.0000002589</text:p>
              </table:table-cell>
              <table:table-cell office:value-type="float" office:value="0.000000912152798329315">
                <text:p>0.000000912152798329315</text:p>
              </table:table-cell>
              <table:table-cell office:value-type="float" office:value="0.000000912152798329315">
                <text:p>0.000000912152798329315</text:p>
              </table:table-cell>
              <table:table-cell office:value-type="float" office:value="1900000">
                <text:p>1900000</text:p>
              </table:table-cell>
              <table:table-cell office:value-type="float" office:value="0.00000019125">
                <text:p>0.00000019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0.00000037285">
                <text:p>0.00000037285</text:p>
              </table:table-cell>
              <table:table-cell office:value-type="float" office:value="0.00000395605857009221">
                <text:p>0.00000395605857009221</text:p>
              </table:table-cell>
              <table:table-cell office:value-type="float" office:value="0.00000395605857009221">
                <text:p>0.00000395605857009221</text:p>
              </table:table-cell>
              <table:table-cell office:value-type="float" office:value="2000000">
                <text:p>2000000</text:p>
              </table:table-cell>
              <table:table-cell office:value-type="float" office:value="0.00000014365">
                <text:p>0.00000014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0.0000014527">
                <text:p>0.0000014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W2:Sheet1.W21" chart:error-lower-range="Sheet1.W2:Sheet1.W21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W2:Sheet1.W21" chart:error-lower-range="Sheet1.W2:Sheet1.W2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W2:Sheet1.W21" chart:error-lower-range="Sheet1.W2:Sheet1.W21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5cm" svg:y="0.316cm" chart:style-name="ch2">
          <text:p>Performance of the list data structure</text:p>
        </chart:title>
        <chart:legend chart:legend-position="end" svg:x="14.047cm" svg:y="4.201cm" style:legend-expansion="high" chart:style-name="ch3"/>
        <chart:plot-area chart:style-name="ch4" table:cell-range-address="Sheet1.U1:Sheet1.V21 Sheet1.V22:Sheet1.V22" chart:data-source-has-labels="row" svg:x="1.331cm" svg:y="1.301cm" svg:width="12.396cm" svg:height="6.538cm">
          <chartooo:coordinate-region svg:x="2.535cm" svg:y="1.5cm" svg:width="10.449cm" svg:height="5.692cm"/>
          <chart:axis chart:dimension="x" chart:name="primary-x" chart:style-name="ch5">
            <chart:title svg:x="4.813cm" svg:y="8.019cm" chart:style-name="ch6">
              <text:p>Number of IP addresses to match</text:p>
            </chart:title>
          </chart:axis>
          <chart:axis chart:dimension="y" chart:name="primary-y" chart:style-name="ch5">
            <chart:title svg:x="0.451cm" svg:y="6.162cm" chart:style-name="ch7">
              <text:p>Average latency (s)</text:p>
            </chart:title>
            <chart:grid chart:style-name="ch8" chart:class="major"/>
          </chart:axis>
          <chart:series chart:style-name="ch9" chart:values-cell-range-address="Sheet1.V1:Sheet1.V21" chart:label-cell-address="Sheet1.V22:Sheet1.V22" chart:class="chart:scatter">
            <chart:domain table:cell-range-address="Sheet1.U1:Sheet1.U21"/>
            <chart:error-indicator chart:style-name="ch10" chart:dimension="y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List</text:p>
                <draw:g>
                  <svg:desc>Sheet1.V22:Sheet1.V2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U1:Sheet1.U21</svg:desc>
                </draw:g>
              </table:table-cell>
              <table:table-cell office:value-type="float" office:value="NaN">
                <text:p>NaN</text:p>
                <draw:g>
                  <svg:desc>Sheet1.V1:Sheet1.V21</svg:desc>
                </draw:g>
              </table:table-cell>
              <table:table-cell office:value-type="float" office:value="0.00866669940088819">
                <text:p>0.00866669940088819</text:p>
                <draw:g>
                  <svg:desc>Sheet1.W2:Sheet1.W21</svg:desc>
                </draw:g>
              </table:table-cell>
              <table:table-cell office:value-type="float" office:value="0.00866669940088819">
                <text:p>0.00866669940088819</text:p>
                <draw:g>
                  <svg:desc>Sheet1.W2:Sheet1.W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086373976">
                <text:p>0.0086373976</text:p>
              </table:table-cell>
              <table:table-cell office:value-type="float" office:value="0.00924292431096783">
                <text:p>0.00924292431096783</text:p>
              </table:table-cell>
              <table:table-cell office:value-type="float" office:value="0.00924292431096783">
                <text:p>0.00924292431096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.00921997775">
                <text:p>0.00921997775</text:p>
              </table:table-cell>
              <table:table-cell office:value-type="float" office:value="0.0098930934433329">
                <text:p>0.0098930934433329</text:p>
              </table:table-cell>
              <table:table-cell office:value-type="float" office:value="0.0098930934433329">
                <text:p>0.0098930934433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0.0098809483">
                <text:p>0.0098809483</text:p>
              </table:table-cell>
              <table:table-cell office:value-type="float" office:value="0.0104619354744576">
                <text:p>0.0104619354744576</text:p>
              </table:table-cell>
              <table:table-cell office:value-type="float" office:value="0.0104619354744576">
                <text:p>0.0104619354744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0.01045036955">
                <text:p>0.01045036955</text:p>
              </table:table-cell>
              <table:table-cell office:value-type="float" office:value="0.011575232745899">
                <text:p>0.011575232745899</text:p>
              </table:table-cell>
              <table:table-cell office:value-type="float" office:value="0.011575232745899">
                <text:p>0.011575232745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115077512">
                <text:p>0.0115077512</text:p>
              </table:table-cell>
              <table:table-cell office:value-type="float" office:value="0.0122374640261682">
                <text:p>0.0122374640261682</text:p>
              </table:table-cell>
              <table:table-cell office:value-type="float" office:value="0.0122374640261682">
                <text:p>0.012237464026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121974525">
                <text:p>0.0121974525</text:p>
              </table:table-cell>
              <table:table-cell office:value-type="float" office:value="0.0153818477485333">
                <text:p>0.0153818477485333</text:p>
              </table:table-cell>
              <table:table-cell office:value-type="float" office:value="0.0153818477485333">
                <text:p>0.0153818477485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0.0152749699">
                <text:p>0.0152749699</text:p>
              </table:table-cell>
              <table:table-cell office:value-type="float" office:value="0.0135111716902136">
                <text:p>0.0135111716902136</text:p>
              </table:table-cell>
              <table:table-cell office:value-type="float" office:value="0.0135111716902136">
                <text:p>0.0135111716902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0.01347908035">
                <text:p>0.01347908035</text:p>
              </table:table-cell>
              <table:table-cell office:value-type="float" office:value="0.0143228910429246">
                <text:p>0.0143228910429246</text:p>
              </table:table-cell>
              <table:table-cell office:value-type="float" office:value="0.0143228910429246">
                <text:p>0.0143228910429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0.014297472">
                <text:p>0.014297472</text:p>
              </table:table-cell>
              <table:table-cell office:value-type="float" office:value="0.0146907065644878">
                <text:p>0.0146907065644878</text:p>
              </table:table-cell>
              <table:table-cell office:value-type="float" office:value="0.0146907065644878">
                <text:p>0.0146907065644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463416175">
                <text:p>0.01463416175</text:p>
              </table:table-cell>
              <table:table-cell office:value-type="float" office:value="0.0158085163500309">
                <text:p>0.0158085163500309</text:p>
              </table:table-cell>
              <table:table-cell office:value-type="float" office:value="0.0158085163500309">
                <text:p>0.0158085163500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0.015703994">
                <text:p>0.015703994</text:p>
              </table:table-cell>
              <table:table-cell office:value-type="float" office:value="0.016416527187362">
                <text:p>0.016416527187362</text:p>
              </table:table-cell>
              <table:table-cell office:value-type="float" office:value="0.016416527187362">
                <text:p>0.016416527187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0.01635621175">
                <text:p>0.01635621175</text:p>
              </table:table-cell>
              <table:table-cell office:value-type="float" office:value="0.0172712436670478">
                <text:p>0.0172712436670478</text:p>
              </table:table-cell>
              <table:table-cell office:value-type="float" office:value="0.0172712436670478">
                <text:p>0.0172712436670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0.0171539963">
                <text:p>0.0171539963</text:p>
              </table:table-cell>
              <table:table-cell office:value-type="float" office:value="0.0177033908050484">
                <text:p>0.0177033908050484</text:p>
              </table:table-cell>
              <table:table-cell office:value-type="float" office:value="0.0177033908050484">
                <text:p>0.0177033908050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0.01763333">
                <text:p>0.01763333</text:p>
              </table:table-cell>
              <table:table-cell office:value-type="float" office:value="0.0184434775111012">
                <text:p>0.0184434775111012</text:p>
              </table:table-cell>
              <table:table-cell office:value-type="float" office:value="0.0184434775111012">
                <text:p>0.0184434775111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0.0183371162">
                <text:p>0.0183371162</text:p>
              </table:table-cell>
              <table:table-cell office:value-type="float" office:value="0.019206914013799">
                <text:p>0.019206914013799</text:p>
              </table:table-cell>
              <table:table-cell office:value-type="float" office:value="0.019206914013799">
                <text:p>0.019206914013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0.01907944065">
                <text:p>0.01907944065</text:p>
              </table:table-cell>
              <table:table-cell office:value-type="float" office:value="0.0193369518401082">
                <text:p>0.0193369518401082</text:p>
              </table:table-cell>
              <table:table-cell office:value-type="float" office:value="0.0193369518401082">
                <text:p>0.0193369518401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0.0192944912">
                <text:p>0.0192944912</text:p>
              </table:table-cell>
              <table:table-cell office:value-type="float" office:value="0.0204674308759597">
                <text:p>0.0204674308759597</text:p>
              </table:table-cell>
              <table:table-cell office:value-type="float" office:value="0.0204674308759597">
                <text:p>0.0204674308759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0.0204251284">
                <text:p>0.0204251284</text:p>
              </table:table-cell>
              <table:table-cell office:value-type="float" office:value="0.0213387064854945">
                <text:p>0.0213387064854945</text:p>
              </table:table-cell>
              <table:table-cell office:value-type="float" office:value="0.0213387064854945">
                <text:p>0.0213387064854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0.02127005735">
                <text:p>0.02127005735</text:p>
              </table:table-cell>
              <table:table-cell office:value-type="float" office:value="0.0219510757115576">
                <text:p>0.0219510757115576</text:p>
              </table:table-cell>
              <table:table-cell office:value-type="float" office:value="0.0219510757115576">
                <text:p>0.0219510757115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0.02187501815">
                <text:p>0.0218750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